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dfccc" officeooo:paragraph-rsid="001dfccc"/>
    </style:style>
    <style:style style:name="P2" style:family="paragraph" style:parent-style-name="Text_20_body">
      <style:paragraph-properties fo:text-align="start" style:justify-single-word="false"/>
      <style:text-properties fo:font-weight="normal" officeooo:rsid="001dfccc" officeooo:paragraph-rsid="001dfccc" style:font-weight-asian="normal" style:font-weight-complex="normal"/>
    </style:style>
    <style:style style:name="P3" style:family="paragraph" style:parent-style-name="Title">
      <style:text-properties officeooo:rsid="001dfccc" officeooo:paragraph-rsid="001dfccc"/>
    </style:style>
    <style:style style:name="P4" style:family="paragraph" style:parent-style-name="Text_20_body">
      <style:text-properties fo:font-size="14pt" officeooo:rsid="001dfccc" officeooo:paragraph-rsid="001dfccc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officeooo:rsid="001dfccc" officeooo:paragraph-rsid="001dfccc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4pt" fo:font-weight="normal" officeooo:rsid="001dfccc" officeooo:paragraph-rsid="001dfccc" style:font-weight-asian="normal" style:font-weight-complex="normal"/>
    </style:style>
    <style:style style:name="T1" style:family="text">
      <style:text-properties fo:font-size="14pt"/>
    </style:style>
    <style:style style:name="T2" style:family="text">
      <style:text-properties fo:font-size="14pt" officeooo:rsid="001fb22e"/>
    </style:style>
    <style:style style:name="T3" style:family="text">
      <style:text-properties fo:font-size="14pt" officeooo:rsid="0020abd1"/>
    </style:style>
    <style:style style:name="T4" style:family="text">
      <style:text-properties officeooo:rsid="0020abd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eb</text:p>
      <text:p text:style-name="P1">Nome: Bruno …<text:tab/><text:tab/><text:tab/><text:tab/><text:tab/><text:tab/><text:tab/>N<text:span text:style-name="T1">ºUSP:</text:span></text:p>
      <text:p text:style-name="P1">Nome: Gabriel ….<text:tab/><text:tab/><text:tab/><text:tab/><text:tab/><text:tab/><text:tab/>N<text:span text:style-name="T1">ºUSP:</text:span></text:p>
      <text:p text:style-name="P1">Nome: Victor <text:span text:style-name="T4">Souza Cezario</text:span><text:tab/><text:tab/><text:tab/><text:tab/><text:tab/><text:tab/>N<text:span text:style-name="T1">ºUSP: </text:span><text:span text:style-name="T3">9790919</text:span></text:p>
      <text:p text:style-name="P1">Nome: Wallace Cruz de Souza<text:tab/><text:tab/><text:tab/><text:tab/><text:tab/>N<text:span text:style-name="T1">ºUSP: 9779392</text:span></text:p>
      <text:p text:style-name="P4"/>
      <text:p text:style-name="P5">Telas</text:p>
      <text:p text:style-name="P6">carrinho.html: Tela de carrinho do site, contém os objetos escolhidos para compra. <text:span text:style-name="T4">Exibe a opção de retornar às compras ou ir para a tela de finalizar.</text:span></text:p>
      <text:p text:style-name="P6">detalhes.html: Tela que contém as informações sobre os pets de um usuário.</text:p>
      <text:p text:style-name="P6">estoque.html: Tela que mostra todos os produtos ainda em estoque.</text:p>
      <text:p text:style-name="P6">finalizar_compra.html: Tela para finalizar a compra dos produtos do carrinho. <text:span text:style-name="T4">Caso o usuário esteja logado, os campos serão automaticamente preenchidos com as informações de seu cadastro.</text:span></text:p>
      <text:p text:style-name="P6">home.html: Tela inicial do site.</text:p>
      <text:p text:style-name="P6">home-admin.html: Tela inicial do administrador. <text:span text:style-name="T4">Mostra informações gerais sobre o site (número de visitas, número de compras, etc.)</text:span></text:p>
      <text:p text:style-name="P6">login.html: Tela para entrar no site com um perfil já registrado. </text:p>
      <text:p text:style-name="P6">new_admin.html: Tela para administrador cadastrar um novo administrador.</text:p>
      <text:p text:style-name="P6">new_product.html: Tela para administrador cadastrar um novo produto.</text:p>
      <text:p text:style-name="P6">new_service: Tela para administrador cadastrar um novo serviço.</text:p>
      <text:p text:style-name="P6">new_user.html: Tela para o administrador cadastrar um novo usuário.</text:p>
      <text:p text:style-name="P6">produto.html: Tela para gerenciar um dado produto do estoque.</text:p>
      <text:p text:style-name="P2"><text:span text:style-name="T1">produtos.html: </text:span><text:span text:style-name="T2">Tela com todos os produtos do site, por categoria.</text:span></text:p>
      <text:p text:style-name="P2"><text:span text:style-name="T1">registrar.htlm: </text:span><text:span text:style-name="T2">Tela para uma pessoa se cadastrar no site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00:02:09.508676724</meta:creation-date>
    <dc:date>2018-04-09T00:24:26.991000000</dc:date>
    <meta:editing-duration>PT3M38S</meta:editing-duration>
    <meta:editing-cycles>2</meta:editing-cycles>
    <meta:generator>LibreOffice/6.0.2.1$Windows_X86_64 LibreOffice_project/f7f06a8f319e4b62f9bc5095aa112a65d2f3ac89</meta:generator>
    <meta:document-statistic meta:table-count="0" meta:image-count="0" meta:object-count="0" meta:page-count="1" meta:paragraph-count="20" meta:word-count="192" meta:character-count="1315" meta:non-whitespace-character-count="1121"/>
  </office:meta>
</office:document-meta>
</file>